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istogram" table:style-name="ta1">
        <table:shapes>
          <draw:frame draw:z-index="0" draw:style-name="gr1" draw:text-style-name="P1" svg:width="23.128cm" svg:height="7.57cm" svg:x="9.94cm" svg:y="0.292cm">
            <draw:object draw:notify-on-update-of-ranges="histogram.A2:histogram.A37 histogram.B1:histogram.B1 histogram.B2:histogram.B37 histogram.C1:histogram.C1 histogram.C2:histogram.C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Without CEP</text:p>
          </table:table-cell>
          <table:table-cell office:value-type="string" calcext:value-type="string">
            <text:p>With CEP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+10" office:value-type="float" office:value="3470" calcext:value-type="float">
            <text:p>3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10" office:value-type="float" office:value="3480" calcext:value-type="float">
            <text:p>3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0" office:value-type="float" office:value="3490" calcext:value-type="float">
            <text:p>3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0"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10" office:value-type="float" office:value="3510" calcext:value-type="float">
            <text:p>3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0"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]+10" office:value-type="float" office:value="3530" calcext:value-type="float">
            <text:p>35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9]+10" office:value-type="float" office:value="3540" calcext:value-type="float">
            <text:p>3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0" office:value-type="float" office:value="3550" calcext:value-type="float">
            <text:p>35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0"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]+10" office:value-type="float" office:value="3570" calcext:value-type="float">
            <text:p>35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0"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0"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0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]+10" office:value-type="float" office:value="3610" calcext:value-type="float">
            <text:p>36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7]+10"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]+10"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9]+10" office:value-type="float" office:value="3640" calcext:value-type="float">
            <text:p>36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0]+10" office:value-type="float" office:value="3650" calcext:value-type="float">
            <text:p>36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1]+10" office:value-type="float" office:value="3660" calcext:value-type="float">
            <text:p>36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2]+10" office:value-type="float" office:value="3670" calcext:value-type="float">
            <text:p>367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3]+10" office:value-type="float" office:value="3680" calcext:value-type="float">
            <text:p>368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4]+10" office:value-type="float" office:value="3690" calcext:value-type="float">
            <text:p>36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5]+10"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]+10" office:value-type="float" office:value="3710" calcext:value-type="float">
            <text:p>37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]+10" office:value-type="float" office:value="3720" calcext:value-type="float">
            <text:p>37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8]+10" office:value-type="float" office:value="3730" calcext:value-type="float">
            <text:p>37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9]+10" office:value-type="float" office:value="3740" calcext:value-type="float">
            <text:p>37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0]+10"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10" office:value-type="float" office:value="3760" calcext:value-type="float">
            <text:p>37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10" office:value-type="float" office:value="3770" calcext:value-type="float">
            <text:p>37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0" office:value-type="float" office:value="3780" calcext:value-type="float">
            <text:p>37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4]+10" office:value-type="float" office:value="3790" calcext:value-type="float">
            <text:p>3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10"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10" office:value-type="float" office:value="3810" calcext:value-type="float">
            <text:p>38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4:24:20.88153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4:28:00.854715267</dc:date>
    <meta:editing-duration>PT44M53S</meta:editing-duration>
    <meta:editing-cycles>4</meta:editing-cycles>
    <meta:generator>LibreOffice/4.3.3.2$Linux_X86_64 LibreOffice_project/430m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style:rotation-angle="3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29cm" svg:height="7.571cm" xlink:href=".." xlink:type="simple" chart:class="chart:bar" chart:style-name="ch1">
        <chart:legend chart:legend-position="end" svg:x="19.851cm" svg:y="3.184cm" style:legend-expansion="high" chart:style-name="ch2"/>
        <chart:plot-area chart:style-name="ch3" table:cell-range-address="histogram.A2:histogram.C37 histogram.B1:histogram.C1" chart:data-source-has-labels="both" svg:x="1.765cm" svg:y="0.151cm" svg:width="17.624cm" svg:height="5.996cm">
          <chartooo:coordinate-region svg:x="2.386cm" svg:y="0.35cm" svg:width="16.913cm" svg:height="4.971cm"/>
          <chart:axis chart:dimension="x" chart:name="primary-x" chart:style-name="ch4" chartooo:axis-type="auto">
            <chartooo:date-scale/>
            <chart:title svg:x="9.575cm" svg:y="6.298cm" chart:style-name="ch5">
              <text:p>Time (s)</text:p>
            </chart:title>
            <chart:categories table:cell-range-address="histogram.A2:histogram.A37"/>
          </chart:axis>
          <chart:axis chart:dimension="y" chart:name="primary-y" chart:style-name="ch6">
            <chart:title svg:x="0.451cm" svg:y="4.693cm" chart:style-name="ch7">
              <text:p>#Finishing at</text:p>
            </chart:title>
            <chart:grid chart:style-name="ch8" chart:class="major"/>
          </chart:axis>
          <chart:series chart:style-name="ch9" chart:values-cell-range-address="histogram.B2:histogram.B37" chart:label-cell-address="histogram.B1:histogram.B1" chart:class="chart:bar">
            <chart:data-point chart:repeated="36"/>
          </chart:series>
          <chart:series chart:style-name="ch10" chart:values-cell-range-address="histogram.C2:histogram.C37" chart:label-cell-address="histogram.C1:histogram.C1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EP</text:p>
                <draw:g>
                  <svg:desc>histogram.B1:histogram.B1</svg:desc>
                </draw:g>
              </table:table-cell>
              <table:table-cell office:value-type="string">
                <text:p>With CEP</text:p>
                <draw:g>
                  <svg:desc>histogram.C1:histogram.C1</svg:desc>
                </draw:g>
              </table:table-cell>
            </table:table-row>
          </table:table-header-rows>
          <table:table-rows>
            <table:table-row>
              <table:table-cell office:value-type="float" office:value="3460">
                <text:p>3460</text:p>
                <draw:g>
                  <svg:desc>histogram.A2:histogram.A37</svg:desc>
                </draw:g>
              </table:table-cell>
              <table:table-cell office:value-type="float" office:value="0">
                <text:p>0</text:p>
                <draw:g>
                  <svg:desc>histogram.B2:histogram.B37</svg:desc>
                </draw:g>
              </table:table-cell>
              <table:table-cell office:value-type="float" office:value="0">
                <text:p>0</text:p>
                <draw:g>
                  <svg:desc>histogram.C2:histogram.C37</svg:desc>
                </draw:g>
              </table:table-cell>
            </table:table-row>
            <table:table-row>
              <table:table-cell office:value-type="float" office:value="3470">
                <text:p>34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0">
                <text:p>34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30">
                <text:p>3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70">
                <text:p>3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90">
                <text:p>3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70">
                <text:p>367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90">
                <text:p>369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0">
                <text:p>37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0">
                <text:p>37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